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style:text-underline-style="none" officeooo:rsid="002c96b2" officeooo:paragraph-rsid="002c96b2"/>
    </style:style>
    <style:style style:name="P4" style:family="paragraph" style:parent-style-name="Text_20_body">
      <style:text-properties style:text-underline-style="none" officeooo:rsid="0032c0bf" officeooo:paragraph-rsid="0032c0bf"/>
    </style:style>
    <style:style style:name="P5" style:family="paragraph" style:parent-style-name="Text_20_body">
      <style:text-properties officeooo:rsid="002daa38" officeooo:paragraph-rsid="002daa38"/>
    </style:style>
    <style:style style:name="P6" style:family="paragraph" style:parent-style-name="Text_20_body">
      <style:text-properties officeooo:rsid="002e956f" officeooo:paragraph-rsid="002e956f"/>
    </style:style>
    <style:style style:name="P7" style:family="paragraph" style:parent-style-name="Text_20_body">
      <style:text-properties officeooo:rsid="002ee515" officeooo:paragraph-rsid="002ee515"/>
    </style:style>
    <style:style style:name="P8" style:family="paragraph" style:parent-style-name="Text_20_body">
      <style:text-properties officeooo:rsid="0030052c" officeooo:paragraph-rsid="0030052c"/>
    </style:style>
    <style:style style:name="P9" style:family="paragraph" style:parent-style-name="Text_20_body">
      <style:text-properties officeooo:rsid="003383c6" officeooo:paragraph-rsid="003383c6"/>
    </style:style>
    <style:style style:name="P10" style:family="paragraph" style:parent-style-name="Text_20_body">
      <style:text-properties officeooo:rsid="00352564" officeooo:paragraph-rsid="00352564"/>
    </style:style>
    <style:style style:name="P11" style:family="paragraph" style:parent-style-name="Text_20_body">
      <style:text-properties officeooo:rsid="00371743" officeooo:paragraph-rsid="00371743"/>
    </style:style>
    <style:style style:name="P12" style:family="paragraph" style:parent-style-name="Text_20_body">
      <style:text-properties officeooo:rsid="00371743" officeooo:paragraph-rsid="00373735"/>
    </style:style>
    <style:style style:name="P13" style:family="paragraph" style:parent-style-name="Text_20_body">
      <style:text-properties officeooo:rsid="00373735" officeooo:paragraph-rsid="00373735"/>
    </style:style>
    <style:style style:name="P14" style:family="paragraph" style:parent-style-name="Text_20_body">
      <style:paragraph-properties fo:margin-left="0cm" fo:margin-right="0cm" fo:margin-top="0cm" fo:margin-bottom="0cm" loext:contextual-spacing="false" fo:text-indent="0cm" style:auto-text-indent="false"/>
      <style:text-properties fo:color="#00007f" fo:background-color="#ededfb"/>
    </style:style>
    <style:style style:name="P15" style:family="paragraph" style:parent-style-name="Text_20_body">
      <style:paragraph-properties fo:margin-left="0cm" fo:margin-right="0cm" fo:margin-top="0cm" fo:margin-bottom="0cm" loext:contextual-spacing="false" fo:text-indent="0cm" style:auto-text-indent="false"/>
      <style:text-properties fo:color="#7f0000" fo:background-color="#fbeded"/>
    </style:style>
    <style:style style:name="P16" style:family="paragraph" style:parent-style-name="Terminal">
      <style:text-properties style:text-underline-style="none" officeooo:rsid="002daa38" officeooo:paragraph-rsid="002daa38"/>
    </style:style>
    <style:style style:name="P17" style:family="paragraph" style:parent-style-name="Terminal">
      <style:text-properties officeooo:rsid="002daa38" officeooo:paragraph-rsid="002daa38"/>
    </style:style>
    <style:style style:name="P18" style:family="paragraph" style:parent-style-name="Terminal">
      <style:text-properties officeooo:rsid="002e956f" officeooo:paragraph-rsid="002e956f"/>
    </style:style>
    <style:style style:name="P19" style:family="paragraph" style:parent-style-name="Terminal">
      <style:text-properties officeooo:rsid="002ee515" officeooo:paragraph-rsid="002ee515"/>
    </style:style>
    <style:style style:name="P20" style:family="paragraph" style:parent-style-name="Terminal">
      <style:text-properties officeooo:rsid="0030052c" officeooo:paragraph-rsid="0030052c"/>
    </style:style>
    <style:style style:name="P21" style:family="paragraph" style:parent-style-name="Terminal">
      <style:text-properties officeooo:rsid="00319a7e" officeooo:paragraph-rsid="00319a7e"/>
    </style:style>
    <style:style style:name="P22" style:family="paragraph" style:parent-style-name="Terminal">
      <style:text-properties officeooo:rsid="003383c6" officeooo:paragraph-rsid="003383c6"/>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text-properties style:text-underline-style="solid" style:text-underline-width="auto" style:text-underline-color="font-color" officeooo:rsid="002c96b2" officeooo:paragraph-rsid="002c96b2"/>
    </style:style>
    <style:style style:name="P25" style:family="paragraph" style:parent-style-name="Heading_20_1">
      <style:text-properties style:text-underline-style="solid" style:text-underline-width="auto" style:text-underline-color="font-color" officeooo:rsid="00319a7e" officeooo:paragraph-rsid="00319a7e"/>
    </style:style>
    <style:style style:name="P26" style:family="paragraph" style:parent-style-name="Heading_20_1">
      <style:text-properties style:text-underline-style="solid" style:text-underline-width="auto" style:text-underline-color="font-color" officeooo:rsid="00398f93" officeooo:paragraph-rsid="00398f93"/>
    </style:style>
    <style:style style:name="P27" style:family="paragraph" style:parent-style-name="Text_20_body">
      <style:text-properties officeooo:rsid="0030052c" officeooo:paragraph-rsid="0030052c"/>
    </style:style>
    <style:style style:name="P28" style:family="paragraph" style:parent-style-name="Text_20_body">
      <style:text-properties officeooo:rsid="00373735" officeooo:paragraph-rsid="00373735"/>
    </style:style>
    <style:style style:name="P29" style:family="paragraph" style:parent-style-name="Text_20_body">
      <style:text-properties fo:color="#7f0000" officeooo:paragraph-rsid="00373735" fo:background-color="#fbeded"/>
    </style:style>
    <style:style style:name="P30" style:family="paragraph" style:parent-style-name="Text_20_body">
      <style:text-properties fo:color="#00007f" officeooo:paragraph-rsid="00373735" fo:background-color="#ededfb"/>
    </style:style>
    <style:style style:name="P31" style:family="paragraph" style:parent-style-name="Text_20_body">
      <style:text-properties officeooo:paragraph-rsid="00398f93"/>
    </style:style>
    <style:style style:name="P32" style:family="paragraph" style:parent-style-name="Text_20_body">
      <style:text-properties style:text-underline-style="none" officeooo:rsid="006f43e3" officeooo:paragraph-rsid="00398f93"/>
    </style:style>
    <style:style style:name="P33" style:family="paragraph" style:parent-style-name="Text_20_body">
      <style:paragraph-properties fo:text-align="start" style:justify-single-word="false"/>
      <style:text-properties officeooo:rsid="006ea0fd" officeooo:paragraph-rsid="00398f93"/>
    </style:style>
    <style:style style:name="P34" style:family="paragraph" style:parent-style-name="Text_20_body">
      <style:text-properties officeooo:rsid="006ea0fd" officeooo:paragraph-rsid="00398f93"/>
    </style:style>
    <style:style style:name="P35" style:family="paragraph" style:parent-style-name="Text_20_body">
      <style:text-properties officeooo:rsid="006f43e3" officeooo:paragraph-rsid="00398f93"/>
    </style:style>
    <style:style style:name="P36" style:family="paragraph" style:parent-style-name="Text_20_body">
      <style:paragraph-properties fo:margin-left="0cm" fo:margin-right="0cm" fo:margin-top="0cm" fo:margin-bottom="0cm" loext:contextual-spacing="false" fo:text-indent="0cm" style:auto-text-indent="false"/>
      <style:text-properties fo:color="#00007f" officeooo:paragraph-rsid="00373735" fo:background-color="#ededfb"/>
    </style:style>
    <style:style style:name="P37" style:family="paragraph" style:parent-style-name="Console">
      <style:text-properties officeooo:paragraph-rsid="00398f93"/>
    </style:style>
    <style:style style:name="P38" style:family="paragraph" style:parent-style-name="Config">
      <style:text-properties fo:color="#0066ff" officeooo:paragraph-rsid="00398f93"/>
    </style:style>
    <style:style style:name="P39" style:family="paragraph" style:parent-style-name="Config">
      <style:text-properties fo:color="#0066ff" officeooo:paragraph-rsid="00398f93" fo:background-color="#fff200"/>
    </style:style>
    <style:style style:name="P40" style:family="paragraph" style:parent-style-name="Config">
      <style:text-properties fo:color="#ff3333" officeooo:paragraph-rsid="00398f93"/>
    </style:style>
    <style:style style:name="P41" style:family="paragraph">
      <style:paragraph-properties fo:text-align="center"/>
    </style:style>
    <style:style style:name="P42" style:family="paragraph">
      <style:paragraph-properties fo:text-align="center"/>
      <style:text-properties fo:font-size="12pt"/>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bd5c5"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daa38"/>
    </style:style>
    <style:style style:name="T8" style:family="text">
      <style:text-properties fo:background-color="#ffff00" loext:char-shading-value="0"/>
    </style:style>
    <style:style style:name="T9" style:family="text">
      <style:text-properties officeooo:rsid="0030052c"/>
    </style:style>
    <style:style style:name="T10" style:family="text">
      <style:text-properties officeooo:rsid="00319a7e"/>
    </style:style>
    <style:style style:name="T11" style:family="text">
      <style:text-properties officeooo:rsid="0031eebd"/>
    </style:style>
    <style:style style:name="T12" style:family="text">
      <style:text-properties officeooo:rsid="003383c6"/>
    </style:style>
    <style:style style:name="T13" style:family="text">
      <style:text-properties officeooo:rsid="0034b395"/>
    </style:style>
    <style:style style:name="T14" style:family="text">
      <style:text-properties officeooo:rsid="00398f93"/>
    </style:style>
    <style:style style:name="T15" style:family="text">
      <style:text-properties officeooo:rsid="006f43e3"/>
    </style:style>
    <style:style style:name="T16" style:family="text">
      <style:text-properties fo:background-color="#fff200" loext:char-shading-value="0"/>
    </style:style>
    <style:style style:name="T17" style:family="text">
      <style:text-properties fo:background-color="#fff200" loext:char-shading-value="0"/>
    </style:style>
    <style:style style:name="T18" style:family="text">
      <style:text-properties fo:color="#000000" fo:background-color="#fff200" loext:char-shading-value="0"/>
    </style:style>
    <style:style style:name="T19" style:family="text">
      <style:text-properties fo:font-size="12pt"/>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5.295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5.373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5.371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5.477cm" fo:min-width="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_Toc140_402250000" text:style-name="Index_20_Link" text:visited-style-name="Index_20_Link">1) Connexion à un serveur FTP<text:tab/>1</text:a></text:p>
          <text:p text:style-name="P23"><text:a xlink:type="simple" xlink:href="#__RefHeading___Toc142_402250000" text:style-name="Index_20_Link" text:visited-style-name="Index_20_Link">2) Capture de trames en mode actif<text:tab/>3</text:a></text:p>
          <text:p text:style-name="P23"><text:a xlink:type="simple" xlink:href="#__RefHeading___Toc738_2032761531" text:style-name="Index_20_Link" text:visited-style-name="Index_20_Link">3) Captures de trames en mode passif<text:tab/>5</text:a></text:p>
        </text:index-body>
      </text:table-of-content>
      <text:h text:style-name="P24" text:outline-level="1"><text:bookmark-start text:name="__RefHeading___Toc140_402250000"/>1) Con<text:span text:style-name="T11">n</text:span>e<text:span text:style-name="T11">x</text:span>ion à un serveur FTP<text:bookmark-end text:name="__RefHeading___Toc140_402250000"/></text:h>
      <text:p text:style-name="P3">1) <text:span text:style-name="T7">Lorsque je tape ftp dans le terminal, je peux entrer depuis l’interface ftp :</text:span></text:p>
      <text:p text:style-name="P16">test@214-3:~$ <text:span text:style-name="T8">ftp</text:span></text:p>
      <text:p text:style-name="P16">ftp&gt; </text:p>
      <text:p text:style-name="P5">2) Lorsque je tape help en étant dans la commande ftp je peux voir toutes les syntaxes qui sont reliées à cette commande</text:p>
      <text:p text:style-name="P17">test@214-3:~$ ftp</text:p>
      <text:p text:style-name="P17">ftp&gt; <text:span text:style-name="T8">help</text:span></text:p>
      <text:p text:style-name="P17">Commands may be abbreviated. <text:s/>Commands are:</text:p>
      <text:p text:style-name="P17"/>
      <text:p text:style-name="P17">!<text:tab/><text:tab/>dir<text:tab/><text:tab/>mdelete<text:tab/><text:tab/>qc<text:tab/><text:tab/>site</text:p>
      <text:p text:style-name="P17">$<text:tab/><text:tab/>disconnect<text:tab/>mdir<text:tab/><text:tab/>sendport<text:tab/>size</text:p>
      <text:p text:style-name="P17">account<text:tab/><text:tab/>exit<text:tab/><text:tab/>mget<text:tab/><text:tab/>put<text:tab/><text:tab/>status</text:p>
      <text:p text:style-name="P17">append<text:tab/><text:tab/>form<text:tab/><text:tab/>mkdir<text:tab/><text:tab/>pwd<text:tab/><text:tab/>struct</text:p>
      <text:p text:style-name="P17">ascii<text:tab/><text:tab/>get<text:tab/><text:tab/>mls<text:tab/><text:tab/>quit<text:tab/><text:tab/>system</text:p>
      <text:p text:style-name="P17">bell<text:tab/><text:tab/>glob<text:tab/><text:tab/>mode<text:tab/><text:tab/>quote<text:tab/><text:tab/>sunique</text:p>
      <text:p text:style-name="P17">binary<text:tab/><text:tab/>hash<text:tab/><text:tab/>modtime<text:tab/><text:tab/>recv<text:tab/><text:tab/>tenex</text:p>
      <text:p text:style-name="P17">bye<text:tab/><text:tab/>help<text:tab/><text:tab/>mput<text:tab/><text:tab/>reget<text:tab/><text:tab/>tick</text:p>
      <text:p text:style-name="P17">case<text:tab/><text:tab/>idle<text:tab/><text:tab/>newer<text:tab/><text:tab/>rstatus<text:tab/><text:tab/>trace</text:p>
      <text:p text:style-name="P17">cd<text:tab/><text:tab/>image<text:tab/><text:tab/>nmap<text:tab/><text:tab/>rhelp<text:tab/><text:tab/>type</text:p>
      <text:p text:style-name="P17">cdup<text:tab/><text:tab/>ipany<text:tab/><text:tab/>nlist<text:tab/><text:tab/>rename<text:tab/><text:tab/>user</text:p>
      <text:p text:style-name="P17">chmod<text:tab/><text:tab/>ipv4<text:tab/><text:tab/>ntrans<text:tab/><text:tab/>reset<text:tab/><text:tab/>umask</text:p>
      <text:p text:style-name="P17">close<text:tab/><text:tab/>ipv6<text:tab/><text:tab/>open<text:tab/><text:tab/>restart<text:tab/><text:tab/>verbose</text:p>
      <text:p text:style-name="P17">cr<text:tab/><text:tab/>lcd<text:tab/><text:tab/>prompt<text:tab/><text:tab/>rmdir<text:tab/><text:tab/>?</text:p>
      <text:p text:style-name="P17">delete<text:tab/><text:tab/>ls<text:tab/><text:tab/>passive<text:tab/><text:tab/>runique</text:p>
      <text:p text:style-name="P17">debug<text:tab/><text:tab/>macdef<text:tab/><text:tab/>proxy<text:tab/><text:tab/>send</text:p>
      <text:p text:style-name="P5"><text:soft-page-break/>Les syntaxes principales sont : delete, disconnect, exit, open, reset, quit, help et restart.</text:p>
      <text:p text:style-name="Text_20_body"/>
      <text:p text:style-name="P5">3) Pour se connecter au serveur ftp je dois me mettre dans l’interface ftp et j’utilise la commande suivante :</text:p>
      <text:p text:style-name="P18">ftp&gt; <text:span text:style-name="T8">open 10.214.1.1</text:span></text:p>
      <text:p text:style-name="P18">Connected to 10.214.1.1.</text:p>
      <text:p text:style-name="P18">220 (vsFTPd 3.0.3)</text:p>
      <text:p text:style-name="P18">Name (10.214.1.1:test): <text:span text:style-name="T8">test</text:span></text:p>
      <text:p text:style-name="P18">331 Please specify the password.</text:p>
      <text:p text:style-name="P18">Password:</text:p>
      <text:p text:style-name="P18">230 Login successful.</text:p>
      <text:p text:style-name="P18">Remote system type is UNIX.</text:p>
      <text:p text:style-name="P18">Using binary mode to transfer files.</text:p>
      <text:p text:style-name="P6">4) Tous les utilisateurs en interface ftp peuvent y accéder mais il faut savoir le nom de l’utilisateur et le mot de passe de la machine. Les anonymes ne peuvent pas se connecter.</text:p>
      <text:p text:style-name="P6">En cas de succès le message retourné est le suivant :</text:p>
      <text:p text:style-name="P18">230 Login successful.</text:p>
      <text:p text:style-name="P18">Remote system type is UNIX.</text:p>
      <text:p text:style-name="P18">Using binary mode to transfer files.</text:p>
      <text:p text:style-name="P6">En cas d’échec le message retourné est le suivant :</text:p>
      <text:p text:style-name="P19">530 Login incorrect.</text:p>
      <text:p text:style-name="P19">Login failed.</text:p>
      <text:p text:style-name="P7">5) Pour savoir où je me trouve sur la machine distante j’effectue la commande suivante :</text:p>
      <text:p text:style-name="P19">ftp&gt; <text:span text:style-name="T8">pwd</text:span></text:p>
      <text:p text:style-name="P19">257 "/" is the current directory</text:p>
      <text:p text:style-name="P7">Pour savoir où je me trouve avec la machine locale j’effectue la commande suivante :</text:p>
      <text:p text:style-name="P19">ftp&gt; <text:span text:style-name="T8">!pwd</text:span></text:p>
      <text:p text:style-name="P19">/home/test</text:p>
      <text:p text:style-name="P7">6) <text:span text:style-name="T9">Oui je peux créer un répertoire sur le serveur grâce à la commande suivante :</text:span></text:p>
      <text:p text:style-name="P20">ftp&gt; <text:span text:style-name="T8">mkdir tp3</text:span></text:p>
      <text:p text:style-name="P20"><text:soft-page-break/>257 "/tp3" created</text:p>
      <text:p text:style-name="P8"/>
      <text:p text:style-name="P8">7) Pour envoyer un fichier sur le serveur, je peux utiliser 2 commandes :</text:p>
      <text:p text:style-name="P20">ftp&gt; <text:span text:style-name="T8">send test</text:span></text:p>
      <text:p text:style-name="P20">local: test remote: test</text:p>
      <text:p text:style-name="P20">200 PORT command successful. Consider using PASV.</text:p>
      <text:p text:style-name="P20">553 Could not create file.</text:p>
      <text:p text:style-name="Text_20_body"/>
      <text:p text:style-name="P20">ftp&gt; <text:span text:style-name="T8">put test2</text:span></text:p>
      <text:p text:style-name="P20">local: test2 remote: test2</text:p>
      <text:p text:style-name="P20">200 PORT command successful. Consider using PASV.</text:p>
      <text:p text:style-name="P20">150 Ok to send data.</text:p>
      <text:p text:style-name="P20">226 Transfer complete.</text:p>
      <text:p text:style-name="P8">8) Je peux prendre un fichier du serveur avec la commande suivante :</text:p>
      <text:p text:style-name="P20">ftp&gt; <text:span text:style-name="T8">get test</text:span></text:p>
      <text:p text:style-name="P20">local: test remote: test</text:p>
      <text:p text:style-name="P20">200 PORT command successful. Consider using PASV.</text:p>
      <text:p text:style-name="P20">550 Failed to open file.</text:p>
      <text:p text:style-name="P8">9) <text:span text:style-name="T10">Quand je me déconnecte du serveur il me retourne le message suivant :</text:span></text:p>
      <text:p text:style-name="P21">ftp&gt; <text:span text:style-name="T8">close</text:span></text:p>
      <text:p text:style-name="P21">221 Goodbye.</text:p>
      <text:h text:style-name="P25" text:outline-level="1"><text:bookmark-start text:name="__RefHeading___Toc142_402250000"/>2) Capture de trames en mode actif<text:bookmark-end text:name="__RefHeading___Toc142_402250000"/></text:h>
      <text:p text:style-name="P4">1) Je lance wireshark. Je lance la capture de trame. En arrivant dans la capture je met le filtre d’affichage suivant : ip.addr == 10.214.3.1 and ip.addr == <text:span text:style-name="T12">10.214.1.1</text:span></text:p>
      <text:p text:style-name="P9">Je retourne dans le terminal et je relance une connexion au serveur :</text:p>
      <text:p text:style-name="P22">ftp&gt; open 10.214.1.1</text:p>
      <text:p text:style-name="P22">Connected to 10.214.1.1.</text:p>
      <text:p text:style-name="P22">220 (vsFTPd 3.0.3)</text:p>
      <text:p text:style-name="P22">Name (10.214.1.1:test): test</text:p>
      <text:p text:style-name="P22"><text:soft-page-break/>331 Please specify the password.</text:p>
      <text:p text:style-name="P22">Password:</text:p>
      <text:p text:style-name="P22">230 Login successful.</text:p>
      <text:p text:style-name="P22">Remote system type is UNIX.</text:p>
      <text:p text:style-name="P22">Using binary mode to transfer files.</text:p>
      <text:p text:style-name="P9">Les ports mis en jeu sont le 21 (FTP) et le 35878 (Utilisateur).</text:p>
      <text:p text:style-name="P9">L’utilisateur est celui qui initie le <text:span text:style-name="T13">dialogue car c’est lui qui demande à se connecter au serveur.</text:span></text:p>
      <text:p text:style-name="P10">Je suit le flux et j’obtiens :</text:p>
      <text:p text:style-name="P14">220 (vsFTPd 3.0.3)</text:p>
      <text:p text:style-name="P15">USER test</text:p>
      <text:p text:style-name="P14">331 Please specify the password.</text:p>
      <text:p text:style-name="P15">PASS test</text:p>
      <text:p text:style-name="P14">230 Login successful.</text:p>
      <text:p text:style-name="P15">SYST</text:p>
      <text:p text:style-name="P14">215 UNIX Type: L8</text:p>
      <text:p text:style-name="P11">Au vu des trames on peut dire que la connexion est peu sécurisée car en mode actif le port du serveur reste le même.</text:p>
      <text:p text:style-name="P13">2) Lorsque j’effectue un ls sur le serveur, le flux TCP est le suivant :</text:p>
      <text:p text:style-name="P29">PORT 10,214,3,1,177,207</text:p>
      <text:p text:style-name="P30">200 PORT command successful. Consider using PASV.</text:p>
      <text:p text:style-name="P29">LIST</text:p>
      <text:p text:style-name="P30">150 Here comes the directory listing.</text:p>
      <text:p text:style-name="P36">226 Directory send OK.</text:p>
      <text:p text:style-name="P13">Les ports mis en jeu sont encore les mêmes. L’utilisateur initie encore la communication.</text:p>
      <text:p text:style-name="P13"><draw:custom-shape text:anchor-type="paragraph" draw:z-index="0" draw:name="Forme2" draw:style-name="gr1" svg:width="1.694cm" svg:height="5.296cm" svg:x="12.852cm" svg:y="0.256cm"><text:p>Serveur</text:p><draw:enhanced-geometry svg:viewBox="0 0 21600 21600" draw:type="rectangle" draw:enhanced-path="M 0 0 L 21600 0 21600 21600 0 21600 0 0 Z N"/></draw:custom-shape><draw:custom-shape text:anchor-type="paragraph" draw:z-index="1" draw:name="Forme2" draw:style-name="gr2" svg:width="1.694cm" svg:height="5.374cm" svg:x="1.184cm" svg:y="0.127cm"><text:p>client</text:p><draw:enhanced-geometry svg:viewBox="0 0 21600 21600" draw:type="rectangle" draw:enhanced-path="M 0 0 L 21600 0 21600 21600 0 21600 0 0 Z N"/></draw:custom-shape><draw:line text:anchor-type="paragraph" draw:z-index="2" draw:name="Forme3" draw:style-name="gr3" draw:text-style-name="P41" svg:x1="2.85cm" svg:y1="0.235cm" svg:x2="12.851cm" svg:y2="0.889cm"><text:p text:style-name="P41">Initiation de la conversation</text:p><text:p text:style-name="P41"/></draw:line>3) </text:p>
      <text:p text:style-name="P12"><text:s/></text:p>
      <text:p text:style-name="Text_20_body"><draw:line text:anchor-type="paragraph" draw:z-index="3" draw:name="Forme4" draw:style-name="gr3" draw:text-style-name="P42" svg:x1="12.854cm" svg:y1="-0.111cm" svg:x2="2.877cm" svg:y2="0.312cm"><text:p text:style-name="P41"><text:span text:style-name="T19">Premier message</text:span></text:p><text:p text:style-name="P41"><text:span text:style-name="T19"/></text:p></draw:line><draw:line text:anchor-type="paragraph" draw:z-index="4" draw:name="Forme6" draw:style-name="gr3" draw:text-style-name="P41" svg:x1="2.877cm" svg:y1="1.96cm" svg:x2="12.852cm" svg:y2="2.674cm"><text:p text:style-name="P41">Affichage d’un répertoire</text:p><text:p text:style-name="P41"/></draw:line><draw:line text:anchor-type="paragraph" draw:z-index="5" draw:name="Forme5" draw:style-name="gr3" draw:text-style-name="P41" svg:x1="2.85cm" svg:y1="1.298cm" svg:x2="12.851cm" svg:y2="0.841cm"><text:p text:style-name="P41">Dernier message (Pour connexion)</text:p><text:p text:style-name="P41"/></draw:line><draw:line text:anchor-type="paragraph" draw:z-index="6" draw:name="Forme7" draw:style-name="gr3" draw:text-style-name="P41" svg:x1="2.877cm" svg:y1="2.674cm" svg:x2="12.852cm" svg:y2="3.434cm"><text:p text:style-name="P41">Fin de la conversation pour l’affichage du repertoire</text:p><text:p text:style-name="P41"/></draw:line></text:p>
      <text:p text:style-name="Text_20_body"/>
      <text:p text:style-name="Text_20_body"/>
      <text:p text:style-name="Text_20_body"/>
      <text:p text:style-name="Text_20_body"/>
      <text:p text:style-name="Text_20_body"><text:soft-page-break/></text:p>
      <text:h text:style-name="P26" text:outline-level="1"><text:bookmark-start text:name="__RefHeading___Toc738_2032761531"/>3) Captures de trames en mode passif<text:bookmark-end text:name="__RefHeading___Toc738_2032761531"/></text:h>
      <text:p text:style-name="P33">1. Pour passer en mode passif, dans l’interface ftp on entre <text:span text:style-name="T14">la commande </text:span>« passive ».</text:p>
      <text:p text:style-name="P37">ftp&gt; <text:span text:style-name="T18">passive</text:span></text:p>
      <text:p text:style-name="P37">Passive mode on.</text:p>
      <text:p text:style-name="P31"/>
      <text:p text:style-name="P34">2. Avec le mode passif, <text:span text:style-name="T14">je</text:span> refai<text:span text:style-name="T14">s</text:span> la même manipulation. Ci-dessous, <text:span text:style-name="T14">on</text:span> vo<text:span text:style-name="T14">it</text:span> le flux TCP et on voit que la seule différence est que notre Machine (<text:span text:style-name="T14">l</text:span>orsqu’on fait le ls) dit <text:span text:style-name="T15">qu’elle est en mode passif.</text:span></text:p>
      <text:p text:style-name="P35">Elle dit « PASV » et cette fois, c’est le serveur qui répond et qui donne un port. </text:p>
      <text:p text:style-name="P38">20 (vsFTPd 3.0.3)</text:p>
      <text:p text:style-name="P40">USER test</text:p>
      <text:p text:style-name="P38">331 Please specify the password.</text:p>
      <text:p text:style-name="P40">PASS test</text:p>
      <text:p text:style-name="P38">230 Login successful.</text:p>
      <text:p text:style-name="P40">SYST</text:p>
      <text:p text:style-name="P38">215 UNIX Type: L8</text:p>
      <text:p text:style-name="P40">PASV</text:p>
      <text:p text:style-name="P39">227 Entering Passive Mode (10,214,1,1,63,88).</text:p>
      <text:p text:style-name="P40">LIST</text:p>
      <text:p text:style-name="P38">150 Here comes the directory listing.</text:p>
      <text:p text:style-name="P38">226 Directory send OK</text:p>
      <text:p text:style-name="P35"/>
      <text:p text:style-name="P35">Le graphique des flux est le même sauf pour la requête de port, qui est faite par le serveur maintenant.</text:p>
      <text:p text:style-name="P35"><draw:custom-shape text:anchor-type="paragraph" draw:z-index="7" draw:name="Forme8" draw:style-name="gr4" svg:width="1.668cm" svg:height="5.372cm" svg:x="0.469cm" svg:y="0.743cm"><text:p>LOCAL</text:p><draw:enhanced-geometry svg:viewBox="0 0 21600 21600" draw:type="rectangle" draw:enhanced-path="M 0 0 L 21600 0 21600 21600 0 21600 0 0 Z N"/></draw:custom-shape><draw:custom-shape text:anchor-type="paragraph" draw:z-index="8" draw:name="Forme9" draw:style-name="gr5" svg:width="1.615cm" svg:height="5.478cm" svg:x="13.275cm" svg:y="0.478cm"><text:p>SERVEUR</text:p><draw:enhanced-geometry svg:viewBox="0 0 21600 21600" draw:type="rectangle" draw:enhanced-path="M 0 0 L 21600 0 21600 21600 0 21600 0 0 Z N"/></draw:custom-shape><draw:line text:anchor-type="paragraph" draw:z-index="9" draw:name="Forme10" draw:style-name="gr3" draw:text-style-name="P41" svg:x1="2.136cm" svg:y1="1.219cm" svg:x2="13.275cm" svg:y2="1.589cm"><text:p text:style-name="P41">Initiation</text:p><text:p text:style-name="P41"/></draw:line><draw:line text:anchor-type="paragraph" draw:z-index="10" draw:style-name="gr6" draw:text-style-name="P41" svg:x1="7.375cm" svg:y1="1.801cm" svg:x2="7.375cm" svg:y2="1.563cm"><text:p/></draw:line><draw:line text:anchor-type="paragraph" draw:z-index="11" draw:name="Forme11" draw:style-name="gr3" draw:text-style-name="P41" svg:x1="13.275cm" svg:y1="2.066cm" svg:x2="2.136cm" svg:y2="2.489cm"><text:p text:style-name="P41">Fin de la tentative de connexion</text:p><text:p text:style-name="P41"/></draw:line><draw:line text:anchor-type="paragraph" draw:z-index="12" draw:name="Forme12" draw:style-name="gr3" draw:text-style-name="P41" svg:x1="2.136cm" svg:y1="3.256cm" svg:x2="13.275cm" svg:y2="3.759cm"><text:p text:style-name="P41">Mode passif</text:p><text:p text:style-name="P41"/></draw:line><draw:line text:anchor-type="paragraph" draw:z-index="13" draw:name="Forme13" draw:style-name="gr3" draw:text-style-name="P41" svg:x1="13.275cm" svg:y1="4.235cm" svg:x2="2.136cm" svg:y2="4.764cm"><text:p text:style-name="P41">Donne le port</text:p><text:p text:style-name="P41"/></draw:line>C’est toujours notre machine qui initie la connexion</text:p>
      <text:p text:style-name="P35"/>
      <text:p text:style-name="P35"/>
      <text:p text:style-name="P35"/>
      <text:p text:style-name="P35"/>
      <text:p text:style-name="P35"/>
      <text:p text:style-name="P35"><draw:line text:anchor-type="paragraph" draw:z-index="14" draw:name="Forme14" draw:style-name="gr3" draw:text-style-name="P41" svg:x1="2.136cm" svg:y1="0.97cm" svg:x2="13.275cm" svg:y2="0.388cm"><text:p text:style-name="P41">Fin du ls</text:p><text:p text:style-name="P41"/></draw:line></text:p>
      <text:p text:style-name="P35"/>
      <text:p text:style-name="P32"><text:soft-page-break/>3. Les deux modes de fonctionnement sont similaires. La seule chose qui change est lorsque le client effectue une action en mode actif, il donne le port au serveur alors qu’en mode passif c’est le serveur qui donne le 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Config" style:family="paragraph" style:parent-style-name="Footer"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bd5c5"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3</text:span><text:span text:style-name="MT6"> M</text:span><text:span text:style-name="MT5">2106</text:span></text:p>
      </style:header>
      <style:footer>
        <text:p text:style-name="MP2"><text:date style:data-style-name="N37" text:date-value="2019-03-10T10:47:55.511999800">10/03/19</text:date><text:tab/><text:page-number text:select-page="current">3</text:page-number>/<text:page-count>6</text:page-count><text:tab/><text:date style:data-style-name="N37" text:date-value="2019-03-10T10:47:55.511999800">10/03/19</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3-10T10:47:54.445000000</dc:date>
    <meta:editing-duration>PT1H1M49S</meta:editing-duration>
    <meta:editing-cycles>14</meta:editing-cycles>
    <meta:generator>LibreOffice/6.0.6.2$Windows_X86_64 LibreOffice_project/0c292870b25a325b5ed35f6b45599d2ea4458e77</meta:generator>
    <meta:document-statistic meta:table-count="0" meta:image-count="0" meta:object-count="0" meta:page-count="6" meta:paragraph-count="130" meta:word-count="877" meta:character-count="4961" meta:non-whitespace-character-count="4147"/>
  </office:meta>
</office:document-meta>
</file>